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04b3" officeooo:paragraph-rsid="001d04b3"/>
    </style:style>
    <style:style style:name="P2" style:family="paragraph" style:parent-style-name="Standard">
      <style:text-properties fo:font-weight="bold" officeooo:rsid="001eed88" officeooo:paragraph-rsid="001eed88" style:font-weight-asian="bold" style:font-weight-complex="bold"/>
    </style:style>
    <style:style style:name="P3" style:family="paragraph" style:parent-style-name="Standard">
      <style:text-properties fo:font-weight="normal" officeooo:rsid="001eed88" officeooo:paragraph-rsid="001eed8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PU9250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0:02:01.716775469</meta:creation-date>
    <dc:date>2018-10-25T20:55:10.503245700</dc:date>
    <meta:editing-duration>PT53M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